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d57" officeooo:paragraph-rsid="00034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dit SEO « La chouette agence »</text:p>
      <text:p text:style-name="P1"/>
      <text:p text:style-name="P1">Analyse W3C</text:p>
      <text:p text:style-name="P1"/>
      <text:p text:style-name="P1">HTML</text:p>
      <text:p text:style-name="P1"/>
      <text:p text:style-name="P1">Erreur:</text:p>
      <text:p text:style-name="P1"/>
      <text:p text:style-name="P1">1. HTML Langue = défaut. Défaut n’est pas une option pour la langue d’une page HTML</text:p>
      <text:p text:style-name="P1">- Mettre « french » à la place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7:12:24.627668911</meta:creation-date>
    <dc:date>2021-07-16T15:49:26.329427501</dc:date>
    <meta:editing-duration>PT22H16M50S</meta:editing-duration>
    <meta:editing-cycles>1</meta:editing-cycles>
    <meta:document-statistic meta:table-count="0" meta:image-count="0" meta:object-count="0" meta:page-count="1" meta:paragraph-count="6" meta:word-count="35" meta:character-count="167" meta:non-whitespace-character-count="138"/>
    <meta:generator>LibreOffice/7.0.6.2$Linux_X86_64 LibreOffice_project/00$Build-2</meta:generator>
  </office:meta>
</office:document-meta>
</file>